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14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23" style:family="text">
      <style:text-properties fo:font-size="11.00pt" fo:font-weight="normal" fo:font-family="'Lucida Sans Unicode'" style:font-family-asian="'Lucida Sans Unicode'" style:font-family-complex="'Lucida Sans Unicode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'Lucida Sans Unicode'" style:font-family-asian="'Lucida Sans Unicode'" style:font-family-complex="'Lucida Sans Unicode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'Lucida Sans Unicode'" style:font-family-asian="'Lucida Sans Unicode'" style:font-family-complex="'Lucida Sans Unicode'" fo:background-color="transparent" fo:color="#0000ff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RELATÓRIO DE DESENVOLVIMENTO (Projeto Final)</text:span></text:p>
      <text:p text:style-name="P2"><text:span text:style-name="T2"/></text:p>
      <text:p text:style-name="P2"><text:span text:style-name="T3">Nome do sistema:</text:span></text:p>
      <text:p text:style-name="P2"><text:span text:style-name="T4"/></text:p>
      <text:p text:style-name="P2"><text:span text:style-name="T5">Sistema Adaptável de Almoxarifado</text:span></text:p>
      <text:p text:style-name="P2"><text:span text:style-name="T6"/></text:p>
      <text:p text:style-name="P2"><text:span text:style-name="T7">Realizadores:</text:span></text:p>
      <text:p text:style-name="P2"><text:span text:style-name="T8"/></text:p>
      <text:list text:style-name="L3">
        <text:list-item>
          <text:p text:style-name="P3"><text:span text:style-name="T9">Ana Karine Nobre Bezerra</text:span></text:p>
        </text:list-item>
        <text:list-item>
          <text:p text:style-name="P3"><text:span text:style-name="T9">Antônio Irandilson Damesceno </text:span></text:p>
        </text:list-item>
      </text:list>
      <text:p text:style-name="P4"><text:span text:style-name="T10"/></text:p>
      <text:p text:style-name="P4"><text:span text:style-name="T11">Sobre o sistema:</text:span></text:p>
      <text:p text:style-name="P4"><text:span text:style-name="T11">O que é, e o que ele faz, qual problemática ele resolve?</text:span></text:p>
      <text:p text:style-name="P4"><text:span text:style-name="T12"/></text:p>
      <text:p text:style-name="P4"><text:span text:style-name="T13">SAA é o sistema que tem como objetivo melhorar e diminuir os problemas ocorridos em um almoxarifado e melhorar a organização do espaço.</text:span></text:p>
      <text:p text:style-name="P4"><text:span text:style-name="T13"><text:s/></text:span></text:p>
      <text:p text:style-name="P4"><text:span text:style-name="T14">Quem vai utilizar?</text:span></text:p>
      <text:p text:style-name="P4"><text:span text:style-name="T15"/></text:p>
      <text:p text:style-name="P4"><text:span text:style-name="T16">Alguma empresa , dependendo do ramo empresarial da tal o sistema pode ser adaptado no próprio. Exemplo usado no atual: Almoxarifado de um setor de suporte de uma empresa</text:span></text:p>
      <text:p text:style-name="P4"><text:span text:style-name="T17"/></text:p>
      <text:p text:style-name="P4"><text:span text:style-name="T18">Qual linguagem e banco de dados foi utilizado?</text:span></text:p>
      <text:p text:style-name="P4"><text:span text:style-name="T19"/></text:p>
      <text:p text:style-name="P4"><text:span text:style-name="T20">SAA foi feito com as linguagens PHP e HTML e o banco de dados utilizado foi SQL tendo a classe PDO como principal classe utilizade para o armazenamento de dados.</text:span></text:p>
      <text:p text:style-name="P4"><text:span text:style-name="T21"/></text:p>
      <text:p text:style-name="P4"><text:span text:style-name="T22">Observações:</text:span></text:p>
      <text:p text:style-name="P4"><text:span text:style-name="T22">Conexão:</text:span></text:p>
      <text:p text:style-name="P4"><text:span text:style-name="T23">@DEFINE('HOST','localhost');</text:span></text:p>
      <text:p text:style-name="P4"><text:span text:style-name="T23">@DEFINE('DB','bd_almoxerifado'); //Nome do banco de dados </text:span></text:p>
      <text:p text:style-name="P4"><text:span text:style-name="T23">@DEFINE('USER','postgres'); //Nome do usúario </text:span></text:p>
      <text:p text:style-name="P4"><text:span text:style-name="T23">@DEFINE('PASS','94142727'); //Senha do Postgress</text:span></text:p>
      <text:p text:style-name="P4"><text:span text:style-name="T24"/></text:p>
      <text:p text:style-name="P4"><text:span text:style-name="T25">O caso de usúarios do sistema operacional Windows e ao mesmo usam o Xampp para rodar o projeto localmente, essa ferramenta para aceitar o sql dos postgree<text:s text:c="2"/>precisa de uns ajustes, segue o link de um tutorial:</text:span></text:p>
      <text:p text:style-name="P4"><text:span text:style-name="T26"/></text:p>
      <text:p text:style-name="P4"><text:a xlink:href="https://youtu.be/l9hghsNI2f0"><text:span text:style-name="T27">https://youtu.be/l9hghsNI2f0</text:span></text:a><text:span text:style-name="T28"/></text:p>
      <text:p text:style-name="P4"><text:span text:style-name="T28"/></text:p>
      <text:p text:style-name="P4"><text:span text:style-name="T28"/></text:p>
      <text:p text:style-name="P4"><text:span text:style-name="T28"/></text:p>
      <text:p text:style-name="P4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